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65c" officeooo:paragraph-rsid="000c665c"/>
    </style:style>
    <style:style style:name="T1" style:family="text">
      <style:text-properties officeooo:rsid="000e1b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.asm</text:p>
      <text:p text:style-name="P1"/>
      <text:p text:style-name="P1">nasm -f elf a.asm <text:s/>- l a.lst</text:p>
      <text:p text:style-name="P1">ld -m elf_i386 a.o -o a</text:p>
      <text:p text:style-name="P1"/>
      <text:p text:style-name="P1"/>
      <text:p text:style-name="P1">int 0x80 вызов прерывания</text:p>
      <text:p text:style-name="P1"/>
      <text:p text:style-name="P1">1 exit <text:s text:c="3"/>ebx -&gt; 0</text:p>
      <text:p text:style-name="P1">3</text:p>
      <text:p text:style-name="P1"/>
      <text:p text:style-name="P1">4</text:p>
      <text:p text:style-name="P1"/>
      <text:p text:style-name="P1"/>
      <text:p text:style-name="P1">| print string</text:p>
      <text:p text:style-name="P1"/>
      <text:p text:style-name="P1">ebx → 1 <text:s text:c="2"/>stdout — consol</text:p>
      <text:p text:style-name="P1">eax → 4 <text:s text:c="3"/>number of the stop which print data</text:p>
      <text:p text:style-name="P1"><text:s/></text:p>
      <text:p text:style-name="P1">section .data</text:p>
      <text:p text:style-name="P1"/>
      <text:p text:style-name="P1">msg db «Hello word», 0, 10 /// 0 — end of the string, 10 -next string // <text:span text:style-name="T1">ecx</text:span></text:p>
      <text:p text:style-name="P1">msgln equ $-msg // <text:span text:style-name="T1">edx</text:span></text:p>
      <text:p text:style-name="P1"/>
      <text:p text:style-name="P1">| stop</text:p>
      <text:p text:style-name="P1"/>
      <text:p text:style-name="P1">mov eax, 1</text:p>
      <text:p text:style-name="P1">mov ebx, 0</text:p>
      <text:p text:style-name="P1">int 0x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9T17:59:47.187579938</meta:creation-date>
    <dc:date>2020-02-19T18:20:27.509166666</dc:date>
    <meta:editing-duration>PT10M10S</meta:editing-duration>
    <meta:editing-cycles>1</meta:editing-cycles>
    <meta:document-statistic meta:table-count="0" meta:image-count="0" meta:object-count="0" meta:page-count="1" meta:paragraph-count="18" meta:word-count="77" meta:character-count="332" meta:non-whitespace-character-count="260"/>
    <meta:generator>LibreOffice/6.0.7.3$Linux_X86_64 LibreOffice_project/00m0$Build-3</meta:generator>
  </office:meta>
</office:document-meta>
</file>